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аппарата совета рынка</text:p>
          </table:table-cell>
          <table:table-cell office:value-type="string">
            <text:p>наблюдательного совета</text:p>
          </table:table-cell>
          <table:table-cell office:value-type="string">
            <text:p>третейского суда</text:p>
          </table:table-cell>
          <table:table-cell table:number-columns-repeated="1020"/>
        </table:table-row>
        <table:table-row table:style-name="ro2">
          <table:table-cell office:value-type="string">
            <text:p>уровень первых лиц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уровень первого зама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уровень вторых замов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уровень глав палат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уровень замов глав палат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уровень глав комитетов и комиссий</text:p>
          </table:table-cell>
          <table:table-cell table:number-columns-repeated="1023"/>
        </table:table-row>
        <table:table-row table:style-name="ro1">
          <table:table-cell office:value-type="string">
            <text:p>уровень замов глав комиссий</text:p>
          </table:table-cell>
          <table:table-cell table:number-columns-repeated="1023"/>
        </table:table-row>
        <table:table-row table:style-name="ro3" table:number-rows-repeated="65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.01.2010</text:date>, <text:time>20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12-18T10:54:15</meta:creation-date>
    <dc:date>2010-01-10T20:09:33</dc:date>
    <dc:creator>simon kordonsky</dc:creator>
    <meta:editing-duration>PT33H40M23S</meta:editing-duration>
    <meta:editing-cycles>2</meta:editing-cycles>
    <meta:generator>OpenOffice.org/3.1$Unix OpenOffice.org_project/310m19$Build-9420</meta:generator>
    <meta:document-statistic meta:table-count="3" meta:cell-count="23" meta:object-count="0"/>
  </office:meta>
</office:document-meta>
</file>